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ext-properties fo:font-size="11pt" style:font-size-asian="11pt" style:font-size-complex="11pt"/>
    </style:style>
    <style:style style:name="ce5" style:family="table-cell" style:parent-style-name="Default" style:data-style-name="N4">
      <style:text-properties fo:font-size="11pt" style:font-size-asian="11pt" style:font-size-complex="11pt"/>
    </style:style>
    <style:style style:name="ce6" style:family="table-cell" style:parent-style-name="Default" style:data-style-name="N37">
      <style:text-properties fo:font-size="11pt" style:font-size-asian="11pt" style:font-size-complex="11pt"/>
    </style:style>
    <style:style style:name="ce7" style:family="table-cell" style:parent-style-name="Default" style:data-style-name="N38">
      <style:text-properties fo:font-size="11pt" style:font-size-asian="11pt" style:font-size-complex="11pt"/>
    </style:style>
    <style:style style:name="ce8" style:family="table-cell" style:parent-style-name="Default" style:data-style-name="N39">
      <style:text-properties fo:font-size="11pt" style:font-size-asian="11pt" style:font-size-complex="11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ekly Transfer Worksheet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note: gnucash will use the price database in preference to the price listed on the import split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Therefore, we should update the database with these usd/eur rates before importing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3">
            <text:p>save as weeklyTransfers.csv for further processing</text:p>
          </table:table-cell>
          <table:table-cell table:number-columns-repeated="2" table:style-name="ce3"/>
          <table:table-cell table:number-columns-repeated="9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From PP USD</text:p>
          </table:table-cell>
          <table:table-cell office:value-type="string" table:style-name="ce2">
            <text:p>To PP EUR</text:p>
          </table:table-cell>
          <table:table-cell office:value-type="string" table:style-name="ce2">
            <text:p>To BNP</text:p>
          </table:table-cell>
          <table:table-cell office:value-type="string" table:style-name="ce2">
            <text:p>Rate1 (E/$)</text:p>
          </table:table-cell>
          <table:table-cell office:value-type="string" table:style-name="ce2">
            <text:p>Rate2 ($/E)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1-05T00:00:00" table:style-name="ce4">
            <text:p>2026-01-05</text:p>
          </table:table-cell>
          <table:table-cell office:value-type="float" office:value="2397.73" table:style-name="ce5">
            <text:p>2,397.73</text:p>
          </table:table-cell>
          <table:table-cell office:value-type="float" office:value="1976.73" table:style-name="ce5">
            <text:p>1,976.73</text:p>
          </table:table-cell>
          <table:table-cell office:value-type="float" office:value="2016.72" table:style-name="ce5">
            <text:p>2,016.72</text:p>
          </table:table-cell>
          <table:table-cell office:value-type="float" office:value="0.82441726132633786" table:formula="of:=[.C7]/[.B7]" table:style-name="ce6">
            <text:p>0.824417261326</text:p>
          </table:table-cell>
          <table:table-cell office:value-type="float" office:value="1.2129779990185812" table:formula="of:=[.B7]/[.C7]" table:style-name="ce7">
            <text:p>1.2130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1-12T00:00:00" table:style-name="ce4">
            <text:p>2026-01-12</text:p>
          </table:table-cell>
          <table:table-cell office:value-type="float" office:value="1065.75" table:style-name="ce5">
            <text:p>1,065.75</text:p>
          </table:table-cell>
          <table:table-cell office:value-type="float" office:value="886.31" table:style-name="ce5">
            <text:p>886.31</text:p>
          </table:table-cell>
          <table:table-cell office:value-type="float" office:value="817.99" table:style-name="ce5">
            <text:p>817.99</text:p>
          </table:table-cell>
          <table:table-cell office:value-type="float" office:value="0.83163030729533183" table:formula="of:=[.C8]/[.B8]" table:style-name="ce6">
            <text:p>0.831630307295</text:p>
          </table:table-cell>
          <table:table-cell office:value-type="float" office:value="1.2024573794721938" table:formula="of:=[.B8]/[.C8]" table:style-name="ce7">
            <text:p>1.2025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1-19T00:00:00" table:style-name="ce4">
            <text:p>2026-01-19</text:p>
          </table:table-cell>
          <table:table-cell office:value-type="float" office:value="1039.05" table:style-name="ce5">
            <text:p>1,039.05</text:p>
          </table:table-cell>
          <table:table-cell office:value-type="float" office:value="866.78" table:style-name="ce5">
            <text:p>866.78</text:p>
          </table:table-cell>
          <table:table-cell office:value-type="float" office:value="819.85" table:style-name="ce5">
            <text:p>819.85</text:p>
          </table:table-cell>
          <table:table-cell office:value-type="float" office:value="0.83420432125499255" table:formula="of:=[.C9]/[.B9]" table:style-name="ce8">
            <text:p>0.8342043212550</text:p>
          </table:table-cell>
          <table:table-cell office:value-type="float" office:value="1.1987470869194028" table:formula="of:=[.B9]/[.C9]" table:style-name="ce7">
            <text:p>1.1987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1-26T00:00:00" table:style-name="ce4">
            <text:p>2026-01-26</text:p>
          </table:table-cell>
          <table:table-cell office:value-type="float" office:value="811.37" table:style-name="ce5">
            <text:p>811.37</text:p>
          </table:table-cell>
          <table:table-cell office:value-type="float" office:value="664.9" table:style-name="ce5">
            <text:p>664.90</text:p>
          </table:table-cell>
          <table:table-cell office:value-type="float" office:value="664.9" table:style-name="ce5">
            <text:p>664.90</text:p>
          </table:table-cell>
          <table:table-cell office:value-type="float" office:value="0.81947816655779726" table:formula="of:=[.C10]/[.B10]" table:style-name="ce6">
            <text:p>0.819478166558</text:p>
          </table:table-cell>
          <table:table-cell office:value-type="float" office:value="1.2202887652278538" table:formula="of:=[.B10]/[.C10]" table:style-name="ce7">
            <text:p>1.2203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16372"/>
        </table:table-row>
        <table:table-row table:number-rows-repeated="34" table:style-name="ro1">
          <table:table-cell table:number-columns-repeated="12" table:style-name="ce2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2" number:min-decimal-places="12" number:min-integer-digits="1" number:grouping="true"/>
    </number:number-style>
    <number:number-style style:name="N38">
      <number:number number:decimal-places="4" number:min-decimal-places="4" number:min-integer-digits="1" number:grouping="true"/>
    </number:number-style>
    <number:number-style style:name="N39">
      <number:number number:decimal-places="13" number:min-decimal-places="1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Turan Furkan Topak</dc:creator>
    <meta:creation-date>2025-02-06T10:04:39Z</meta:creation-date>
    <dc:date>2026-03-08T19:54:22Z</dc:date>
    <meta:editing-cycles>15</meta:editing-cycles>
    <meta:editing-duration>PT4038S</meta:editing-duration>
  </office:meta>
</office:document-meta>
</file>